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P1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Liberation Serif" fo:font-size="32pt" style:font-name-asian="WenQuanYi Micro Hei Mono" style:font-size-asian="32pt" style:font-name-complex="WenQuanYi Micro Hei Mono" style:font-size-complex="32pt"/>
    </style:style>
    <style:style style:name="T2" style:family="text">
      <style:text-properties style:font-name="Liberation Serif" fo:font-size="32pt" style:font-name-asian="OpenSymbol" style:font-size-asian="32pt" style:font-name-complex="OpenSymbol" style:font-size-complex="32pt"/>
    </style:style>
    <style:style style:name="T3" style:family="text">
      <style:text-properties style:font-name="Liberation Serif" fo:font-size="32pt" style:font-name-asian="StarSymbol" style:font-size-asian="32pt" style:font-name-complex="StarSymbol" style:font-size-complex="32pt"/>
    </style:style>
    <style:style style:name="T4" style:family="text">
      <style:text-properties style:font-name="Liberation Serif" fo:font-size="32pt" style:font-name-asian="StarBats" style:font-size-asian="32pt" style:font-name-complex="StarBats" style:font-size-complex="32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7.207cm" svg:y="3.331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9.854cm" svg:y="3.331cm">
          <text:p text:style-name="P1"><text:span text:style-name="T4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2.501cm" svg:y="3.331cm">
          <text:p text:style-name="P1"><text:span text:style-name="T4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5.148cm" svg:y="3.331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3" draw:text-style-name="P4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2" draw:text-style-name="P4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2" draw:text-style-name="P4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2" draw:text-style-name="P4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2" draw:text-style-name="P4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4" draw:text-style-name="P4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1" draw:text-style-name="P3" draw:layer="layout" svg:width="2.729cm" svg:height="2.67cm" svg:x="37.795cm" svg:y="3.331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40.442cm" svg:y="3.331cm">
          <text:p text:style-name="P1"><text:span text:style-name="T4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43.089cm" svg:y="3.33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2" draw:text-style-name="P4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2" draw:text-style-name="P4" draw:layer="layout" svg:width="1.225cm" svg:height="1.485cm" svg:x="43.847cm" svg:y="1.822cm">
          <draw:text-box>
            <text:p><text:span text:style-name="T5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7T23:02:01.217670251</dc:date>
    <dc:creator>elucterio </dc:creator>
    <meta:editing-duration>PT1H52M54S</meta:editing-duration>
    <meta:editing-cycles>10</meta:editing-cycles>
    <meta:generator>LibreOffice/4.2.8.2$Linux_X86_64 LibreOffice_project/420m0$Build-2</meta:generator>
    <meta:document-statistic meta:object-count="20"/>
  </office:meta>
</office:document-meta>
</file>